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93cm"/>
    </style:style>
    <style:style style:name="co2" style:family="table-column">
      <style:table-column-properties fo:break-before="auto" style:column-width="5.054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800000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Questionari_normaliz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table:style-name="ce2" office:value-type="string" calcext:value-type="string">
            <text:p>Denominazione</text:p>
          </table:table-cell>
          <table:table-cell table:style-name="ce2" office:value-type="string" calcext:value-type="string">
            <text:p>Comune</text:p>
          </table:table-cell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Indirizzo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Calendarizzata (sì/n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adello - Biblioteca Comunale</text:p>
          </table:table-cell>
          <table:table-cell office:value-type="string" calcext:value-type="string">
            <text:p>Agnadell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Marconi, 6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icco - Biblioteca Comunale Remo Contardi</text:p>
          </table:table-cell>
          <table:table-cell office:value-type="string" calcext:value-type="string">
            <text:p>Annic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Giuseppe Garibaldi, 6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zanello - Biblioteca virtuale</text:p>
          </table:table-cell>
          <table:table-cell office:value-type="string" calcext:value-type="string">
            <text:p>Azzanell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gnolo Cremasco - Biblioteca Comunale</text:p>
          </table:table-cell>
          <table:table-cell office:value-type="string" calcext:value-type="string">
            <text:p>Bagnolo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Roma, 3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emerse - Biblioteca Comunale</text:p>
          </table:table-cell>
          <table:table-cell office:value-type="string" calcext:value-type="string">
            <text:p>Bonemers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25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' d'Andrea - Biblioteca virtuale</text:p>
          </table:table-cell>
          <table:table-cell office:value-type="string" calcext:value-type="string">
            <text:p>Ca' d'Andre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vatone - Biblioteca Comunale</text:p>
          </table:table-cell>
          <table:table-cell office:value-type="string" calcext:value-type="string">
            <text:p>Calvato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mberto I, 112/A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isano - Biblioteca Comunale</text:p>
          </table:table-cell>
          <table:table-cell office:value-type="string" calcext:value-type="string">
            <text:p>Camis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Trieste, 57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ergnanica - Biblioteca Comunale</text:p>
          </table:table-cell>
          <table:table-cell office:value-type="string" calcext:value-type="string">
            <text:p>Capergnan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XI febbraio, 7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pella de' Picenardi - Biblioteca virtuale</text:p>
          </table:table-cell>
          <table:table-cell office:value-type="string" calcext:value-type="string">
            <text:p>Cappella de' Picenard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ralba - Biblioteca Comunale</text:p>
          </table:table-cell>
          <table:table-cell office:value-type="string" calcext:value-type="string">
            <text:p>Capralb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iave, 2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buttano ed Uniti - Biblioteca UCL di Casalbuttano ed Uniti - Bordolano - Corte de' Cortesi</text:p>
          </table:table-cell>
          <table:table-cell office:value-type="string" calcext:value-type="string">
            <text:p>Casalbuttano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Jacini, 23</text:p>
          </table:table-cell>
          <table:table-cell office:value-type="float" office:value="26011" calcext:value-type="float">
            <text:p>26011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e Cremasco Vidolasco - Biblioteca Comunale</text:p>
          </table:table-cell>
          <table:table-cell office:value-type="string" calcext:value-type="string">
            <text:p>Casale Cremasco-Vidol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56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etto Ceredano - Biblioteca virtuale</text:p>
          </table:table-cell>
          <table:table-cell office:value-type="string" calcext:value-type="string">
            <text:p>Casaletto Cered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etto di Sopra - Biblioteca virtuale</text:p>
          </table:table-cell>
          <table:table-cell office:value-type="string" calcext:value-type="string">
            <text:p>Casaletto di Sopr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4" calcext:value-type="float">
            <text:p>26014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etto Vaprio - Biblioteca Comunale</text:p>
          </table:table-cell>
          <table:table-cell office:value-type="string" calcext:value-type="string">
            <text:p>Casaletto Vapri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Maggiore, 7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maggiore - Biblioteca Comunale</text:p>
          </table:table-cell>
          <table:table-cell office:value-type="string" calcext:value-type="string">
            <text:p>Casalmaggio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uglielmo Marconi, 8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morano - Biblioteca Comunale</text:p>
          </table:table-cell>
          <table:table-cell office:value-type="string" calcext:value-type="string">
            <text:p>Casalmor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on Ghidetti, 9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lpusterlengo – Biblioteca Comunale di Casalpusterlengo “Carlo Cattaneo”</text:p>
          </table:table-cell>
          <table:table-cell office:value-type="string" calcext:value-type="string">
            <text:p>Casalpusterleng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iazzetta Pusterla 7</text:p>
          </table:table-cell>
          <table:table-cell office:value-type="float" office:value="26841" calcext:value-type="float">
            <text:p>26841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 Gabbiano - Biblioteca virtuale</text:p>
          </table:table-cell>
          <table:table-cell office:value-type="string" calcext:value-type="string">
            <text:p>Castel Gabbi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didone - Biblioteca virtuale</text:p>
          </table:table-cell>
          <table:table-cell office:value-type="string" calcext:value-type="string">
            <text:p>Casteldidone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leone - Biblioteca Comunale</text:p>
          </table:table-cell>
          <table:table-cell office:value-type="string" calcext:value-type="string">
            <text:p>Castelleo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67</text:p>
          </table:table-cell>
          <table:table-cell office:value-type="float" office:value="26012" calcext:value-type="float">
            <text:p>26012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verde - Centro culturale Agorà</text:p>
          </table:table-cell>
          <table:table-cell office:value-type="string" calcext:value-type="string">
            <text:p>Castelverd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baldo Ferrari, 15</text:p>
          </table:table-cell>
          <table:table-cell office:value-type="float" office:value="26022" calcext:value-type="float">
            <text:p>26022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elvisconti - Biblioteca virtuale</text:p>
          </table:table-cell>
          <table:table-cell office:value-type="string" calcext:value-type="string">
            <text:p>Castelviscont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la Dati - Biblioteca Comunale Fiorino Soldi</text:p>
          </table:table-cell>
          <table:table-cell office:value-type="string" calcext:value-type="string">
            <text:p>Cella Da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16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eve - Biblioteca Comunale</text:p>
          </table:table-cell>
          <table:table-cell office:value-type="string" calcext:value-type="string">
            <text:p>Chiev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San Giorgio, 28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cognolo - Biblioteca virtuale</text:p>
          </table:table-cell>
          <table:table-cell office:value-type="string" calcext:value-type="string">
            <text:p>Cicognol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gia de' Botti - Biblioteca Comunale</text:p>
          </table:table-cell>
          <table:table-cell office:value-type="string" calcext:value-type="string">
            <text:p>Cingia de' Bot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ina, 79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 de' Cortesi con Cignone - Biblioteca virtuale</text:p>
          </table:table-cell>
          <table:table-cell office:value-type="string" calcext:value-type="string">
            <text:p>Corte de' Cortesi con Cignone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 de' Frati - Biblioteca Pubblica Comunale</text:p>
          </table:table-cell>
          <table:table-cell office:value-type="string" calcext:value-type="string">
            <text:p>Corte de' Fra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esare Battisti, 3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dera Rubbiano - Biblioteca Comunale</text:p>
          </table:table-cell>
          <table:table-cell office:value-type="string" calcext:value-type="string">
            <text:p>Credera Rubbi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Abbazia, 8/a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ma - Biblioteca Comunale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iverchi, 9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ma - Biblioteca del Museo Civico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ante Alighieri, 49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mona - Biblioteca Statale di Cremona + Centro di catalogazione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golani Dati, 4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mona - Centro Fumetto "Andrea Pazienza","Cremona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Ugolani Dati, 4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mosano - Biblioteca virtuale</text:p>
          </table:table-cell>
          <table:table-cell office:value-type="string" calcext:value-type="string">
            <text:p>Cremos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tta d'Adda - Biblioteca virtuale</text:p>
          </table:table-cell>
          <table:table-cell office:value-type="string" calcext:value-type="string">
            <text:p>Crotta d'Add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ignano sul Naviglio - Biblioteca virtuale</text:p>
          </table:table-cell>
          <table:table-cell office:value-type="string" calcext:value-type="string">
            <text:p>Cumignano sul Navigli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overe - Biblioteca virtuale</text:p>
          </table:table-cell>
          <table:table-cell office:value-type="string" calcext:value-type="string">
            <text:p>Derovere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vera - Biblioteca Comunale</text:p>
          </table:table-cell>
          <table:table-cell office:value-type="string" calcext:value-type="string">
            <text:p>Dover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Oldrini 2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sco - Biblioteca Comunale</text:p>
          </table:table-cell>
          <table:table-cell office:value-type="string" calcext:value-type="string">
            <text:p>Fie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e Parini, 10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gara - Biblioteca Comunale</text:p>
          </table:table-cell>
          <table:table-cell office:value-type="string" calcext:value-type="string">
            <text:p>Formigar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Europa, 11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desco Pieve Delmona - Biblioteca Comunale</text:p>
          </table:table-cell>
          <table:table-cell office:value-type="string" calcext:value-type="string">
            <text:p>Gadesco-Pieve Del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ovanni Lonati 9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ivolta - Biblioteca Comunale</text:p>
          </table:table-cell>
          <table:table-cell office:value-type="string" calcext:value-type="string">
            <text:p>Genivolt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astello, 20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re de' Caprioli - Biblioteca virtuale</text:p>
          </table:table-cell>
          <table:table-cell office:value-type="string" calcext:value-type="string">
            <text:p>Gerre de' Capriol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ntardo - Biblioteca Comunale</text:p>
          </table:table-cell>
          <table:table-cell office:value-type="string" calcext:value-type="string">
            <text:p>Grontard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Roma, 16</text:p>
          </table:table-cell>
          <table:table-cell office:value-type="float" office:value="26044" calcext:value-type="float">
            <text:p>26044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umello Cremonese ed Uniti - Biblioteca Comunale</text:p>
          </table:table-cell>
          <table:table-cell office:value-type="string" calcext:value-type="string">
            <text:p>Grumello Cremonese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2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sola - Biblioteca Comunale Giancarla Assandri</text:p>
          </table:table-cell>
          <table:table-cell office:value-type="string" calcext:value-type="string">
            <text:p>Gussol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Comaschi, 1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ola Dovarese - Biblioteca Comunale</text:p>
          </table:table-cell>
          <table:table-cell office:value-type="string" calcext:value-type="string">
            <text:p>Isola Dovares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Giacomo Matteotti, 1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zano - Biblioteca Comunale</text:p>
          </table:table-cell>
          <table:table-cell office:value-type="string" calcext:value-type="string">
            <text:p>Iz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erardo da Izano, 4/C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ignano - Biblioteca Comunale</text:p>
          </table:table-cell>
          <table:table-cell office:value-type="string" calcext:value-type="string">
            <text:p>Madign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Portici, 4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agnino - Biblioteca virtuale</text:p>
          </table:table-cell>
          <table:table-cell office:value-type="string" calcext:value-type="string">
            <text:p>Malagni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gnana di Po - Biblioteca Comunale</text:p>
          </table:table-cell>
          <table:table-cell office:value-type="string" calcext:value-type="string">
            <text:p>Martignana di P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Libertà, 64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e Cremasco - Biblioteca Comunale</text:p>
          </table:table-cell>
          <table:table-cell office:value-type="string" calcext:value-type="string">
            <text:p>Monte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12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odine - Biblioteca Comunale</text:p>
          </table:table-cell>
          <table:table-cell office:value-type="string" calcext:value-type="string">
            <text:p>Montodi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<text:s/>XXV Aprile, 10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cazzano - Biblioteca virtuale</text:p>
          </table:table-cell>
          <table:table-cell office:value-type="string" calcext:value-type="string">
            <text:p>Moscazzan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ta Baluffi - Biblioteca virtuale</text:p>
          </table:table-cell>
          <table:table-cell office:value-type="string" calcext:value-type="string">
            <text:p>Motta Baluffi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5" calcext:value-type="float">
            <text:p>26045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anengo - Biblioteca Comunale</text:p>
          </table:table-cell>
          <table:table-cell office:value-type="string" calcext:value-type="string">
            <text:p>Offan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lavelli Martini, 5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meneta - Biblioteca virtuale</text:p>
          </table:table-cell>
          <table:table-cell office:value-type="string" calcext:value-type="string">
            <text:p>Olmenet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tiano - Biblioteca Comunale</text:p>
          </table:table-cell>
          <table:table-cell office:value-type="string" calcext:value-type="string">
            <text:p>Osti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Mazzini, 1</text:p>
          </table:table-cell>
          <table:table-cell office:value-type="float" office:value="26032" calcext:value-type="float">
            <text:p>26032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derno Ponchielli - Biblioteca Comunale</text:p>
          </table:table-cell>
          <table:table-cell office:value-type="string" calcext:value-type="string">
            <text:p>Paderno Ponchiell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colo Municipio, 3</text:p>
          </table:table-cell>
          <table:table-cell office:value-type="float" office:value="26024" calcext:value-type="float">
            <text:p>26024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azzo Pignano - Biblioteca Comunale</text:p>
          </table:table-cell>
          <table:table-cell office:value-type="string" calcext:value-type="string">
            <text:p>Palazzo Pign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Marco Polo, 31</text:p>
          </table:table-cell>
          <table:table-cell office:value-type="float" office:value="26020" calcext:value-type="float">
            <text:p>26020</text:p>
          </table:table-cell>
          <table:table-cell table:style-name="ce3"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ino - Biblioteca Comunale</text:p>
          </table:table-cell>
          <table:table-cell office:value-type="string" calcext:value-type="string">
            <text:p>Pandi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astello, 1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co Dosimo - Biblioteca Comunale</text:p>
          </table:table-cell>
          <table:table-cell office:value-type="string" calcext:value-type="string">
            <text:p>Persico Dosim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Albert ,7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carolo ed Uniti - Biblioteca Comunale</text:p>
          </table:table-cell>
          <table:table-cell office:value-type="string" calcext:value-type="string">
            <text:p>Pescarolo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e Mazzini, 73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dena - Biblioteca UCL di Piadena e Drizzona</text:p>
          </table:table-cell>
          <table:table-cell office:value-type="string" calcext:value-type="string">
            <text:p>Piade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latina, 40</text:p>
          </table:table-cell>
          <table:table-cell office:value-type="float" office:value="26034" calcext:value-type="float">
            <text:p>26034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nengo - Biblioteca Comunale</text:p>
          </table:table-cell>
          <table:table-cell office:value-type="string" calcext:value-type="string">
            <text:p>Pian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59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anica - Biblioteca virtuale</text:p>
          </table:table-cell>
          <table:table-cell office:value-type="string" calcext:value-type="string">
            <text:p>Pieranic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7" calcext:value-type="float">
            <text:p>26017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zzighettone - Biblioteca Comunale</text:p>
          </table:table-cell>
          <table:table-cell office:value-type="string" calcext:value-type="string">
            <text:p>Pizzighetton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e Garibaldi, 18</text:p>
          </table:table-cell>
          <table:table-cell office:value-type="float" office:value="26026" calcext:value-type="float">
            <text:p>26026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unto di scambio con la Provincia di Brescia</text:p>
          </table:table-cell>
          <table:table-cell table:style-name="ce4" office:value-type="string" calcext:value-type="string">
            <text:p>Manerbio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VIA INSURREZIONE NAZIONALE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unto di scambio con la Provincia di Mantova</text:p>
          </table:table-cell>
          <table:table-cell table:style-name="ce4" office:value-type="string" calcext:value-type="string">
            <text:p>Viadan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iazza A. Manzoni, 2</text:p>
          </table:table-cell>
          <table:table-cell office:value-type="float" office:value="46019" calcext:value-type="float">
            <text:p>46019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engo - Biblioteca Comunale</text:p>
          </table:table-cell>
          <table:table-cell office:value-type="string" calcext:value-type="string">
            <text:p>Ric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uglielmo Marconi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alta Arpina - Biblioteca Comunale</text:p>
          </table:table-cell>
          <table:table-cell office:value-type="string" calcext:value-type="string">
            <text:p>Ripalta Arpi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Guglielmo Marconi, 1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alta Cremasca - Biblioteca comunale</text:p>
          </table:table-cell>
          <table:table-cell office:value-type="string" calcext:value-type="string">
            <text:p>Ripalta Cremas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5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alta Guerina - Biblioteca Comunale</text:p>
          </table:table-cell>
          <table:table-cell office:value-type="string" calcext:value-type="string">
            <text:p>Ripalta Gueri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Trento, 5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arolo del Re ed Uniti - Biblioteca comunale</text:p>
          </table:table-cell>
          <table:table-cell office:value-type="string" calcext:value-type="string">
            <text:p>Rivarolo del Re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ovanni XXIII, 5</text:p>
          </table:table-cell>
          <table:table-cell office:value-type="float" office:value="26036" calcext:value-type="float">
            <text:p>26036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olta d'Adda - Biblioteca Comunale</text:p>
          </table:table-cell>
          <table:table-cell office:value-type="string" calcext:value-type="string">
            <text:p>Rivolta d'Add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Stefano Renzi, 5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engo - Biblioteca Comunale</text:p>
          </table:table-cell>
          <table:table-cell office:value-type="string" calcext:value-type="string">
            <text:p>Romaneng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uaiarini, 14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irola - Biblioteca virtuale</text:p>
          </table:table-cell>
          <table:table-cell office:value-type="string" calcext:value-type="string">
            <text:p>Salvirol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10" calcext:value-type="float">
            <text:p>2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 Bassano - Biblioteca Comunale</text:p>
          </table:table-cell>
          <table:table-cell office:value-type="string" calcext:value-type="string">
            <text:p>San Bass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Mons. Frosi (ex piazza Scuole)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 Daniele Po - Biblioteca virtuale</text:p>
          </table:table-cell>
          <table:table-cell office:value-type="string" calcext:value-type="string">
            <text:p>San Daniele P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46" calcext:value-type="float">
            <text:p>26046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 Giovanni in Croce - Biblioteca Comunale</text:p>
          </table:table-cell>
          <table:table-cell office:value-type="string" calcext:value-type="string">
            <text:p>San Giovanni in Croc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Feudatari, 25 A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 Martino del Lago - Biblioteca virtuale</text:p>
          </table:table-cell>
          <table:table-cell office:value-type="string" calcext:value-type="string">
            <text:p>San Martino del Lag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46010" calcext:value-type="float">
            <text:p>4601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ndolara Ravara - Biblioteca Comunale UCL Municipia</text:p>
          </table:table-cell>
          <table:table-cell office:value-type="string" calcext:value-type="string">
            <text:p>Scandolara Ravar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Italia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gnano - Biblioteca Comunale</text:p>
          </table:table-cell>
          <table:table-cell office:value-type="string" calcext:value-type="string">
            <text:p>Sergna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IV Novembre, <text:s/>10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to ed Uniti - Biblioteca Comunale</text:p>
          </table:table-cell>
          <table:table-cell office:value-type="string" calcext:value-type="string">
            <text:p>Sesto ed Uniti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4</text:p>
          </table:table-cell>
          <table:table-cell office:value-type="float" office:value="26028" calcext:value-type="float">
            <text:p>26028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rolo Rainerio - Biblioteca Comunale</text:p>
          </table:table-cell>
          <table:table-cell office:value-type="string" calcext:value-type="string">
            <text:p>Solarolo Raineri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useppina, 81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cino - Biblioteca Comunale Aldo Moro</text:p>
          </table:table-cell>
          <table:table-cell office:value-type="string" calcext:value-type="string">
            <text:p>Soncin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ante Alighieri, 23</text:p>
          </table:table-cell>
          <table:table-cell office:value-type="float" office:value="26029" calcext:value-type="float">
            <text:p>26029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esina - Biblioteca Comunale Prof. R. Cabrini</text:p>
          </table:table-cell>
          <table:table-cell office:value-type="string" calcext:value-type="string">
            <text:p>Soresi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Giacomo Matteotti, 6</text:p>
          </table:table-cell>
          <table:table-cell office:value-type="float" office:value="26015" calcext:value-type="float">
            <text:p>26015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piro - Biblioteca Comunale</text:p>
          </table:table-cell>
          <table:table-cell office:value-type="string" calcext:value-type="string">
            <text:p>Sospir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Europa, 2</text:p>
          </table:table-cell>
          <table:table-cell office:value-type="float" office:value="26048" calcext:value-type="float">
            <text:p>26048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eda - Biblioteca virtuale</text:p>
          </table:table-cell>
          <table:table-cell office:value-type="string" calcext:value-type="string">
            <text:p>Spineda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o d'Adda - Biblioteca Comunale</text:p>
          </table:table-cell>
          <table:table-cell office:value-type="string" calcext:value-type="string">
            <text:p>Spino d'Add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Circonvallazione, 13</text:p>
          </table:table-cell>
          <table:table-cell office:value-type="float" office:value="26016" calcext:value-type="float">
            <text:p>26016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cengo - Biblioteca virtuale</text:p>
          </table:table-cell>
          <table:table-cell office:value-type="string" calcext:value-type="string">
            <text:p>Ticeng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20" calcext:value-type="float">
            <text:p>2602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nata - Biblioteca Comunale</text:p>
          </table:table-cell>
          <table:table-cell office:value-type="string" calcext:value-type="string">
            <text:p>Tornat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Fabbri, 10</text:p>
          </table:table-cell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ricella del Pizzo - Biblioteca Comunale</text:p>
          </table:table-cell>
          <table:table-cell office:value-type="string" calcext:value-type="string">
            <text:p>Torricella del Pizz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</text:p>
          </table:table-cell>
          <table:table-cell office:value-type="float" office:value="26040" calcext:value-type="float">
            <text:p>2604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score Cremasco - Biblioteca Comunale</text:p>
          </table:table-cell>
          <table:table-cell office:value-type="string" calcext:value-type="string">
            <text:p>Trescore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Vittorio Veneto, 1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golo - Biblioteca Comunale</text:p>
          </table:table-cell>
          <table:table-cell office:value-type="string" calcext:value-type="string">
            <text:p>Trigol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Roma, 26</text:p>
          </table:table-cell>
          <table:table-cell office:value-type="float" office:value="26018" calcext:value-type="float">
            <text:p>26018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iano Cremasco - Biblioteca Comunale</text:p>
          </table:table-cell>
          <table:table-cell office:value-type="string" calcext:value-type="string">
            <text:p>Vaiano Cremasc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<text:s/>Gloriosi Caduti, 3</text:p>
          </table:table-cell>
          <table:table-cell office:value-type="float" office:value="26010" calcext:value-type="float">
            <text:p>2601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ilate - Biblioteca Comunale</text:p>
          </table:table-cell>
          <table:table-cell office:value-type="string" calcext:value-type="string">
            <text:p>Vailat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Dante Alighieri, 7</text:p>
          </table:table-cell>
          <table:table-cell office:value-type="float" office:value="26019" calcext:value-type="float">
            <text:p>26019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covato - Biblioteca Comunale</text:p>
          </table:table-cell>
          <table:table-cell office:value-type="string" calcext:value-type="string">
            <text:p>Vescovato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piazza Roma, 44</text:p>
          </table:table-cell>
          <table:table-cell office:value-type="float" office:value="26039" calcext:value-type="float">
            <text:p>26039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ongo - Biblioteca virtuale</text:p>
          </table:table-cell>
          <table:table-cell office:value-type="string" calcext:value-type="string">
            <text:p>Volong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ido - Biblioteca virtuale</text:p>
          </table:table-cell>
          <table:table-cell office:value-type="string" calcext:value-type="string">
            <text:p>Voltido</text:p>
          </table:table-cell>
          <table:table-cell office:value-type="string" calcext:value-type="string">
            <text:p>CR</text:p>
          </table:table-cell>
          <table:table-cell/>
          <table:table-cell office:value-type="float" office:value="26030" calcext:value-type="float">
            <text:p>2603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ceo statale “Daniele Manin”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Felice Cavallotti, 2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ceo "Sofonisba Anguissola"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alestro, 30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remona-M.I.T.O. (casa circondariale)</text:p>
          </table:table-cell>
          <table:table-cell office:value-type="string" calcext:value-type="string">
            <text:p>Cremon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Via Palosca n. 2</text:p>
          </table:table-cell>
          <table:table-cell office:value-type="float" office:value="26100" calcext:value-type="float">
            <text:p>26100</text:p>
          </table:table-cell>
          <table:table-cell office:value-type="string" calcext:value-type="string">
            <text:p>sì</text:p>
          </table:table-cell>
          <table:table-cell table:number-columns-repeated="1018"/>
        </table:table-row>
        <table:table-row table:style-name="ro1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Questionari_normalizza.F1:Questionari_normalizza.F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31T16:13:08.300222273</dc:date>
    <meta:editing-cycles>25</meta:editing-cycles>
    <meta:editing-duration>PT3H40M25S</meta:editing-duration>
    <meta:document-statistic meta:table-count="1" meta:cell-count="609" meta:object-count="0"/>
  </office:meta>
</office:document-meta>
</file>